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4" table:formula="of:=[.A7]*([.D7]+50*[.C7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5.6000000000000005" table:formula="of:=[.A8]*([.D8]+50*[.C8])" table:style-name="ce10">
            <text:p>CHF 5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5" table:formula="of:=[.A9]*([.D9]+50*[.C9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21" table:formula="of:=[.A10]*([.D10]+50*[.C10])" table:style-name="ce10">
            <text:p>CHF 2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currency" office:value="104" table:formula="of:=[.A11]*([.D11]+50*[.C11])" table:style-name="ce10">
            <text:p>CHF 10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3" table:style-name="ce9">
            <text:p>23</text:p>
          </table:table-cell>
          <table:table-cell office:value-type="currency" office:value="230" table:formula="of:=[.A13]*[.D13]" table:style-name="ce10">
            <text:p>CHF 2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5" table:style-name="ce9">
            <text:p>35</text:p>
          </table:table-cell>
          <table:table-cell office:value-type="currency" office:value="700" table:formula="of:=[.A14]*[.D14]" table:style-name="ce10">
            <text:p>CHF 7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0" table:formula="of:=[.A16]*[.D16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696.5" table:formula="of:=SUM([.E6:.E18])" table:number-columns-spanned="2" table:number-rows-spanned="1" table:style-name="ce12">
            <text:p>CHF 1 696,5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21T08:53:32Z</dc:date>
    <meta:editing-cycles>13</meta:editing-cycles>
    <meta:editing-duration>PT18807S</meta:editing-duration>
  </office:meta>
</office:document-meta>
</file>